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18903998707671312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3">cable coaxial : possibile transiter plusieurs infos simultanément ? pourquoi ?</text:p>
                        </text:list-item>
                        <text:list-item>
                          <text:p text:style-name="P3">paire torsadée : combien de fils ? Organisés comment ?</text:p>
                        </text:list-item>
                        <text:list-item>
                          <text:p text:style-name="P3">Tous fils utilisés ?</text:p>
                        </text:list-item>
                        <text:list-item>
                          <text:p text:style-name="P3">pourquoi ce nombre de fils ?</text:p>
                        </text:list-item>
                        <text:list-item>
                          <text:p text:style-name="P3">Combien fils utilisés en général maintenant ? Pourquoi ?</text:p>
                        </text:list-item>
                        <text:list-item>
                          <text:p text:style-name="P3">Parfois tous fils utilisés ?</text:p>
                        </text:list-item>
                        <text:list-item>
                          <text:p text:style-name="P3">pourquoi torsadées ?</text:p>
                        </text:list-item>
                        <text:list-item>
                          <text:p text:style-name="P3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3">3-4 choses, première : 3 possibilités</text:p>
                            </text:list-item>
                          </text:list>
                        </text:list-item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20T16:33:39</dc:date>
    <dc:creator>yjfjyf jjku</dc:creator>
    <meta:editing-duration>PT10H47M3S</meta:editing-duration>
    <meta:editing-cycles>128</meta:editing-cycles>
    <meta:generator>OpenOffice/4.0.0$Unix OpenOffice.org_project/400m3$Build-9702</meta:generator>
    <meta:document-statistic meta:table-count="0" meta:image-count="0" meta:object-count="0" meta:page-count="2" meta:paragraph-count="78" meta:word-count="540" meta:character-count="2850"/>
  </office:meta>
</office:document-meta>
</file>